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8cm" draw:marker-end-width="0.28cm" draw:fill="none" draw:textarea-horizontal-align="justify" draw:textarea-vertical-align="middle" draw:auto-grow-height="false" fo:min-height="0.7cm" fo:min-width="4.45cm" fo:padding-top="0.15cm" fo:padding-bottom="0.15cm" fo:padding-left="0.275cm" fo:padding-right="0.275cm" style:writing-mode="lr-tb"/>
      <style:paragraph-properties style:writing-mode="lr-tb"/>
    </style:style>
    <style:style style:name="gr2" style:family="graphic" style:parent-style-name="standard">
      <style:graphic-properties svg:stroke-width="0.05cm" draw:marker-start-width="0.28cm" draw:marker-end-width="0.28cm" draw:fill="none" draw:textarea-horizontal-align="justify" draw:textarea-vertical-align="middle" draw:auto-grow-height="false" fo:min-height="0.406cm" fo:min-width="3.684cm" fo:padding-top="0.15cm" fo:padding-bottom="0.15cm" fo:padding-left="0.275cm" fo:padding-right="0.275cm" style:writing-mode="lr-tb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1.75cm" fo:min-width="18.5cm" style:writing-mode="lr-tb"/>
      <style:paragraph-properties style:writing-mode="lr-tb"/>
    </style:style>
    <style:style style:name="gr5" style:family="graphic" style:parent-style-name="standard">
      <style:graphic-properties svg:stroke-width="0.05cm" draw:marker-start-width="0.28cm" draw:marker-end-width="0.28cm" draw:fill="none" draw:textarea-horizontal-align="justify" draw:textarea-vertical-align="middle" draw:auto-grow-height="false" fo:min-height="0.406cm" fo:min-width="2.272cm" fo:padding-top="0.15cm" fo:padding-bottom="0.15cm" fo:padding-left="0.275cm" fo:padding-right="0.275cm" style:writing-mode="lr-tb"/>
      <style:paragraph-properties style:writing-mode="lr-tb"/>
    </style:style>
    <style:style style:name="P1" style:family="paragraph">
      <style:paragraph-properties fo:text-align="center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P2" style:family="paragraph">
      <loext:graphic-properties draw:fill="none"/>
      <style:paragraph-properties fo:text-align="center" style:writing-mode="lr-tb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style:font-name="Liberation Mono" fo:font-size="6pt" fo:font-weight="bold" style:font-size-asian="6pt" style:font-weight-asian="bold" style:font-size-complex="6pt" style:font-weight-complex="bold"/>
    </style:style>
    <style:style style:name="P4" style:family="paragraph">
      <loext:graphic-properties draw:fill="none"/>
      <style:paragraph-properties fo:text-align="center" style:writing-mode="lr-tb"/>
      <style:text-properties style:font-name="Liberation Mono" fo:font-size="6pt" fo:font-weight="bold" style:font-size-asian="6pt" style:font-weight-asian="bold" style:font-size-complex="6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="none"/>
      <style:paragraph-properties fo:text-align="center" style:writing-mode="lr-tb"/>
      <style:text-properties fo:font-size="18pt"/>
    </style:style>
    <style:style style:name="T1" style:family="text">
      <style:text-properties style:font-name="Liberation Mono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Liberation Mono" fo:font-size="6pt" fo:font-weight="bold" style:font-size-asian="6pt" style:font-weight-asian="bold" style:font-size-complex="6pt" style:font-weight-complex="bold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Character-based display" draw:style-name="dp1" draw:master-page-name="Default">
        <draw:custom-shape draw:style-name="gr1" draw:text-style-name="P2" xml:id="id2" draw:id="id2" draw:layer="layout" svg:width="5cm" svg:height="1cm" svg:x="8cm" svg:y="17cm">
          <draw:glue-point draw:id="8" svg:x="-1cm" svg:y="-5cm"/>
          <draw:glue-point draw:id="9" svg:x="1cm" svg:y="-5cm"/>
          <text:p text:style-name="P1"><text:span text:style-name="T1">display_output_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1" draw:id="id11" draw:layer="layout" svg:width="5cm" svg:height="1cm" svg:x="2cm" svg:y="11cm">
          <draw:glue-point draw:id="8" svg:x="-1cm" svg:y="-5cm"/>
          <draw:glue-point draw:id="9" svg:x="1cm" svg:y="-5cm"/>
          <text:p text:style-name="P1"><text:span text:style-name="T1">display_char_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2" draw:id="id12" draw:layer="layout" svg:width="5cm" svg:height="1cm" svg:x="14cm" svg:y="11cm">
          <draw:glue-point draw:id="8" svg:x="-1cm" svg:y="-5cm"/>
          <draw:glue-point draw:id="9" svg:x="1cm" svg:y="-5cm"/>
          <text:p text:style-name="P1"><text:span text:style-name="T1">display_quirk_flags_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3" draw:id="id13" draw:layer="layout" svg:width="5cm" svg:height="1cm" svg:x="2cm" svg:y="17cm">
          <draw:glue-point draw:id="8" svg:x="-1cm" svg:y="-5cm"/>
          <draw:glue-point draw:id="9" svg:x="1cm" svg:y="-5cm"/>
          <text:p text:style-name="P1"><text:span text:style-name="T1">prev_display_output_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5" draw:id="id5" draw:layer="layout" svg:width="5cm" svg:height="1cm" svg:x="8cm" svg:y="7cm">
          <draw:glue-point draw:id="8" svg:x="-1cm" svg:y="-5cm"/>
          <draw:glue-point draw:id="9" svg:x="1cm" svg:y="-5cm"/>
          <text:p text:style-name="P1"><text:span text:style-name="T1">display_text_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1" draw:id="id1" draw:layer="layout" svg:width="6cm" svg:height="1cm" svg:x="7.5cm" svg:y="15cm">
          <draw:glue-point draw:id="12" svg:x="-0.833cm" svg:y="-5cm"/>
          <draw:glue-point draw:id="13" svg:x="0.833cm" svg:y="-5cm"/>
          <text:p text:style-name="P3"><text:span text:style-name="T2">display_charbuf_to_framebuf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5" draw:layer="layout" svg:x1="10.5cm" svg:y1="16cm" svg:x2="10.5cm" svg:y2="17cm" draw:start-shape="id1" draw:start-glue-point="8" draw:end-shape="id2" draw:end-glue-point="4" svg:d="M10500 16000v1000" svg:viewBox="0 0 1 1001">
          <text:p/>
        </draw:connector>
        <draw:custom-shape draw:style-name="gr2" draw:text-style-name="P4" xml:id="id3" draw:id="id3" draw:layer="layout" svg:width="6cm" svg:height="1cm" svg:x="4cm" svg:y="19cm">
          <draw:glue-point draw:id="12" svg:x="-0.833cm" svg:y="-5cm"/>
          <draw:glue-point draw:id="13" svg:x="0.833cm" svg:y="-5cm"/>
          <text:p text:style-name="P3"><text:span text:style-name="T2">display_render_frame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4" draw:id="id4" draw:layer="layout" svg:width="5cm" svg:height="1cm" svg:x="8cm" svg:y="21cm">
          <draw:glue-point draw:id="8" svg:x="-1cm" svg:y="-5cm"/>
          <draw:glue-point draw:id="9" svg:x="1cm" svg:y="-5cm"/>
          <text:p text:style-name="P1"><text:span text:style-name="T1">Outpu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5" draw:layer="layout" svg:x1="7cm" svg:y1="20cm" svg:x2="8cm" svg:y2="21.5cm" draw:start-shape="id3" draw:start-glue-point="8" draw:end-shape="id4" draw:end-glue-point="5" svg:d="M7000 20000v1500h1000" svg:viewBox="0 0 1001 1501">
          <text:p/>
        </draw:connector>
        <draw:custom-shape draw:style-name="gr2" draw:text-style-name="P4" xml:id="id6" draw:id="id6" draw:layer="layout" svg:width="6cm" svg:height="1cm" svg:x="7.5cm" svg:y="9cm">
          <draw:glue-point draw:id="12" svg:x="-0.833cm" svg:y="-5cm"/>
          <draw:glue-point draw:id="13" svg:x="0.833cm" svg:y="-5cm"/>
          <text:p text:style-name="P3"><text:span text:style-name="T2">buffer_textbuf_to_charbuf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5" draw:layer="layout" svg:x1="10.5cm" svg:y1="8cm" svg:x2="10.5cm" svg:y2="9cm" draw:start-shape="id5" draw:start-glue-point="6" draw:end-shape="id6" draw:end-glue-point="4" svg:d="M10500 8000v1000" svg:viewBox="0 0 1 1001">
          <text:p/>
        </draw:connector>
        <draw:custom-shape draw:style-name="gr1" draw:text-style-name="P2" xml:id="id8" draw:id="id8" draw:layer="layout" svg:width="5cm" svg:height="1cm" svg:x="8cm" svg:y="4cm">
          <draw:glue-point draw:id="8" svg:x="-1cm" svg:y="-5cm"/>
          <draw:glue-point draw:id="9" svg:x="1cm" svg:y="-5cm"/>
          <text:p text:style-name="P1"><text:span text:style-name="T1">input_browser_canv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7" draw:id="id7" draw:layer="layout" svg:width="5cm" svg:height="1cm" svg:x="2cm" svg:y="4cm">
          <draw:glue-point draw:id="8" svg:x="-1cm" svg:y="-5cm"/>
          <draw:glue-point draw:id="9" svg:x="1cm" svg:y="-5cm"/>
          <text:p text:style-name="P1"><text:span text:style-name="T1">input_telegram_b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9" draw:id="id9" draw:layer="layout" svg:width="5cm" svg:height="1cm" svg:x="14cm" svg:y="4cm">
          <draw:glue-point draw:id="8" svg:x="-1cm" svg:y="-5cm"/>
          <draw:glue-point draw:id="9" svg:x="1cm" svg:y="-5cm"/>
          <text:p text:style-name="P1"><text:span text:style-name="T1">input_remote_po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5" draw:layer="layout" svg:x1="4.5cm" svg:y1="5cm" svg:x2="10cm" svg:y2="7cm" draw:start-shape="id7" draw:start-glue-point="6" draw:end-shape="id5" draw:end-glue-point="8" svg:d="M4500 5000v1001h5500v999" svg:viewBox="0 0 5501 2001">
          <text:p/>
        </draw:connector>
        <draw:connector draw:style-name="gr3" draw:text-style-name="P5" draw:layer="layout" svg:x1="10.5cm" svg:y1="5cm" svg:x2="10.5cm" svg:y2="7cm" draw:start-shape="id8" draw:start-glue-point="6" draw:end-shape="id5" draw:end-glue-point="4" svg:d="M10500 5000v2000" svg:viewBox="0 0 1 2001">
          <text:p/>
        </draw:connector>
        <draw:connector draw:style-name="gr3" draw:text-style-name="P5" draw:layer="layout" svg:x1="16.5cm" svg:y1="5cm" svg:x2="11cm" svg:y2="7cm" draw:start-shape="id9" draw:start-glue-point="6" draw:end-shape="id5" draw:end-glue-point="9" svg:d="M16500 5000v1001h-5500v999" svg:viewBox="0 0 5501 2001">
          <text:p/>
        </draw:connector>
        <draw:custom-shape draw:style-name="gr1" draw:text-style-name="P2" xml:id="id10" draw:id="id10" draw:layer="layout" svg:width="5cm" svg:height="1cm" svg:x="5cm" svg:y="13cm">
          <draw:glue-point draw:id="8" svg:x="-1cm" svg:y="-5cm"/>
          <draw:glue-point draw:id="9" svg:x="1cm" svg:y="-5cm"/>
          <text:p text:style-name="P1"><text:span text:style-name="T1">shaders_cha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5" draw:layer="layout" draw:line-skew="-0.201cm" svg:x1="7.5cm" svg:y1="14cm" svg:x2="10.001cm" svg:y2="15cm" draw:start-shape="id10" draw:start-glue-point="6" draw:end-shape="id1" draw:end-glue-point="12" svg:d="M7500 14000v300h2501v700" svg:viewBox="0 0 2502 1001">
          <text:p/>
        </draw:connector>
        <draw:connector draw:style-name="gr3" draw:text-style-name="P5" draw:layer="layout" draw:line-skew="-2.326cm 3.026cm" svg:x1="8.378cm" svg:y1="9.854cm" svg:x2="4.5cm" svg:y2="11cm" draw:start-shape="id6" draw:start-glue-point="7" draw:end-shape="id11" draw:end-glue-point="4" svg:d="M8378 9854v346h-3878v275 525" svg:viewBox="0 0 3879 1147">
          <text:p/>
        </draw:connector>
        <draw:connector draw:style-name="gr3" draw:text-style-name="P5" draw:layer="layout" draw:line-skew="-2.326cm -3.026cm" svg:x1="12.622cm" svg:y1="9.854cm" svg:x2="16.5cm" svg:y2="11cm" draw:start-shape="id6" draw:start-glue-point="9" draw:end-shape="id12" draw:end-glue-point="4" svg:d="M12622 9854v346h3878v275 525" svg:viewBox="0 0 3879 1147">
          <text:p/>
        </draw:connector>
        <draw:connector draw:style-name="gr3" draw:text-style-name="P5" draw:layer="layout" svg:x1="4.5cm" svg:y1="12cm" svg:x2="7.5cm" svg:y2="15.5cm" draw:start-shape="id11" draw:start-glue-point="6" draw:end-shape="id1" draw:end-glue-point="6" svg:d="M4500 12000v3500h3000" svg:viewBox="0 0 3001 3501">
          <text:p/>
        </draw:connector>
        <draw:connector draw:style-name="gr3" draw:text-style-name="P5" draw:layer="layout" svg:x1="16.5cm" svg:y1="12cm" svg:x2="13.5cm" svg:y2="15.5cm" draw:start-shape="id12" draw:start-glue-point="6" draw:end-shape="id1" draw:end-glue-point="10" svg:d="M16500 12000v3500h-3000" svg:viewBox="0 0 3001 3501">
          <text:p/>
        </draw:connector>
        <draw:custom-shape draw:style-name="gr2" draw:text-style-name="P4" xml:id="id14" draw:id="id14" draw:layer="layout" svg:width="6cm" svg:height="1cm" svg:x="11cm" svg:y="19cm">
          <draw:glue-point draw:id="12" svg:x="-0.833cm" svg:y="-5cm"/>
          <draw:glue-point draw:id="13" svg:x="0.833cm" svg:y="-5cm"/>
          <text:p text:style-name="P3"><text:span text:style-name="T2">display_set_brightness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5" draw:layer="layout" draw:line-skew="-0.201cm" svg:x1="4.5cm" svg:y1="18cm" svg:x2="6.501cm" svg:y2="19cm" draw:start-shape="id13" draw:start-glue-point="6" draw:end-shape="id3" draw:end-glue-point="12" svg:d="M4500 18000v300h2001v700" svg:viewBox="0 0 2002 1001">
          <text:p/>
        </draw:connector>
        <draw:connector draw:style-name="gr3" draw:text-style-name="P5" draw:layer="layout" draw:line-skew="-0.201cm" svg:x1="10.5cm" svg:y1="18cm" svg:x2="7.499cm" svg:y2="19cm" draw:start-shape="id2" draw:start-glue-point="6" draw:end-shape="id3" draw:end-glue-point="13" svg:d="M10500 18000v300h-3001v700" svg:viewBox="0 0 3002 1001">
          <text:p/>
        </draw:connector>
        <draw:connector draw:style-name="gr3" draw:text-style-name="P5" draw:layer="layout" svg:x1="14cm" svg:y1="20cm" svg:x2="13cm" svg:y2="21.5cm" draw:start-shape="id14" draw:start-glue-point="8" draw:end-shape="id4" draw:end-glue-point="7" svg:d="M14000 20000v1500h-1000" svg:viewBox="0 0 1001 1501">
          <text:p/>
        </draw:connector>
        <draw:custom-shape draw:style-name="gr4" draw:text-style-name="P7" draw:layer="layout" svg:width="19cm" svg:height="2cm" svg:x="1cm" svg:y="1cm">
          <text:p text:style-name="P6">Character-based display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5cm" svg:height="1cm" svg:x="11cm" svg:y="13cm">
          <draw:glue-point draw:id="8" svg:x="-1cm" svg:y="-5cm"/>
          <draw:glue-point draw:id="9" svg:x="1cm" svg:y="-5cm"/>
          <text:p text:style-name="P1"><text:span text:style-name="T1">Fo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5" draw:layer="layout" draw:line-skew="-0.201cm" svg:x1="13.5cm" svg:y1="14cm" svg:x2="10.999cm" svg:y2="15cm" draw:start-shape="id15" draw:start-glue-point="6" draw:end-shape="id1" draw:end-glue-point="13" svg:d="M13500 14000v300h-2501v700" svg:viewBox="0 0 2502 1001">
          <text:p/>
        </draw:connector>
      </draw:page>
      <draw:page draw:name="Pixel-based display" draw:style-name="dp1" draw:master-page-name="Default">
        <draw:custom-shape draw:style-name="gr1" draw:text-style-name="P2" xml:id="id17" draw:id="id17" draw:layer="layout" svg:width="5cm" svg:height="1cm" svg:x="8cm" svg:y="13cm">
          <draw:glue-point draw:id="8" svg:x="-1cm" svg:y="-5cm"/>
          <draw:glue-point draw:id="9" svg:x="1cm" svg:y="-5cm"/>
          <text:p text:style-name="P1"><text:span text:style-name="T1">temp_output_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4" draw:id="id24" draw:layer="layout" svg:width="5cm" svg:height="1cm" svg:x="2cm" svg:y="13cm">
          <draw:glue-point draw:id="8" svg:x="-1cm" svg:y="-5cm"/>
          <draw:glue-point draw:id="9" svg:x="1cm" svg:y="-5cm"/>
          <text:p text:style-name="P1"><text:span text:style-name="T1">prev_display_output_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16" draw:id="id16" draw:layer="layout" svg:width="6cm" svg:height="1cm" svg:x="7.5cm" svg:y="11cm">
          <draw:glue-point draw:id="12" svg:x="-0.833cm" svg:y="-5cm"/>
          <draw:glue-point draw:id="13" svg:x="0.833cm" svg:y="-5cm"/>
          <text:p text:style-name="P3"><text:span text:style-name="T2">memcpy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5" draw:layer="layout" svg:x1="10.5cm" svg:y1="12cm" svg:x2="10.5cm" svg:y2="13cm" draw:start-shape="id16" draw:start-glue-point="8" draw:end-shape="id17" draw:end-glue-point="4" svg:d="M10500 12000v1000" svg:viewBox="0 0 1 1001">
          <text:p/>
        </draw:connector>
        <draw:custom-shape draw:style-name="gr2" draw:text-style-name="P4" xml:id="id18" draw:id="id18" draw:layer="layout" svg:width="6cm" svg:height="1cm" svg:x="4cm" svg:y="15cm">
          <draw:glue-point draw:id="12" svg:x="-0.833cm" svg:y="-5cm"/>
          <draw:glue-point draw:id="13" svg:x="0.833cm" svg:y="-5cm"/>
          <text:p text:style-name="P3"><text:span text:style-name="T2">display_render_frame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19" draw:id="id19" draw:layer="layout" svg:width="5cm" svg:height="1cm" svg:x="8cm" svg:y="17cm">
          <draw:glue-point draw:id="8" svg:x="-1cm" svg:y="-5cm"/>
          <draw:glue-point draw:id="9" svg:x="1cm" svg:y="-5cm"/>
          <text:p text:style-name="P1"><text:span text:style-name="T1">Outpu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5" draw:layer="layout" svg:x1="7cm" svg:y1="16cm" svg:x2="8cm" svg:y2="17.5cm" draw:start-shape="id18" draw:start-glue-point="8" draw:end-shape="id19" draw:end-glue-point="5" svg:d="M7000 16000v1500h1000" svg:viewBox="0 0 1001 1501">
          <text:p/>
        </draw:connector>
        <draw:custom-shape draw:style-name="gr1" draw:text-style-name="P2" xml:id="id22" draw:id="id22" draw:layer="layout" svg:width="5cm" svg:height="1cm" svg:x="5cm" svg:y="4cm">
          <draw:glue-point draw:id="8" svg:x="-1cm" svg:y="-5cm"/>
          <draw:glue-point draw:id="9" svg:x="1cm" svg:y="-5cm"/>
          <text:p text:style-name="P1"><text:span text:style-name="T1">input_artn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0" draw:id="id20" draw:layer="layout" svg:width="5cm" svg:height="1cm" svg:x="2cm" svg:y="6cm">
          <draw:glue-point draw:id="8" svg:x="-1cm" svg:y="-5cm"/>
          <draw:glue-point draw:id="9" svg:x="1cm" svg:y="-5cm"/>
          <text:p text:style-name="P1"><text:span text:style-name="T1">input_tpm2n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3" draw:id="id23" draw:layer="layout" svg:width="5cm" svg:height="1cm" svg:x="14cm" svg:y="6cm">
          <draw:glue-point draw:id="8" svg:x="-1cm" svg:y="-5cm"/>
          <draw:glue-point draw:id="9" svg:x="1cm" svg:y="-5cm"/>
          <text:p text:style-name="P1"><text:span text:style-name="T1">input_remote_po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5" draw:layer="layout" svg:x1="4.5cm" svg:y1="7cm" svg:x2="9.5cm" svg:y2="9cm" draw:start-shape="id20" draw:start-glue-point="6" draw:end-shape="id21" draw:end-glue-point="10" svg:d="M4500 7000v1001h5000v999" svg:viewBox="0 0 5001 2001">
          <text:p/>
        </draw:connector>
        <draw:connector draw:style-name="gr3" draw:text-style-name="P5" draw:layer="layout" svg:x1="7.5cm" svg:y1="5cm" svg:x2="10cm" svg:y2="9cm" draw:start-shape="id22" draw:start-glue-point="6" draw:end-shape="id21" draw:end-glue-point="8" svg:d="M7500 5000v2001h2500v1999" svg:viewBox="0 0 2501 4001">
          <text:p/>
        </draw:connector>
        <draw:connector draw:style-name="gr3" draw:text-style-name="P5" draw:layer="layout" svg:x1="16.5cm" svg:y1="7cm" svg:x2="11.5cm" svg:y2="9cm" draw:start-shape="id23" draw:start-glue-point="6" draw:end-shape="id21" draw:end-glue-point="11" svg:d="M16500 7000v1001h-5000v999" svg:viewBox="0 0 5001 2001">
          <text:p/>
        </draw:connector>
        <draw:custom-shape draw:style-name="gr1" draw:text-style-name="P2" xml:id="id21" draw:id="id21" draw:layer="layout" svg:width="5cm" svg:height="1cm" svg:x="8cm" svg:y="9cm">
          <draw:glue-point draw:id="8" svg:x="-1cm" svg:y="-5cm"/>
          <draw:glue-point draw:id="9" svg:x="1cm" svg:y="-5cm"/>
          <draw:glue-point draw:id="10" svg:x="-2cm" svg:y="-5cm"/>
          <draw:glue-point draw:id="11" svg:x="2cm" svg:y="-5cm"/>
          <text:p text:style-name="P1"><text:span text:style-name="T1">display_output_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5" draw:layer="layout" svg:x1="10.5cm" svg:y1="10cm" svg:x2="10.5cm" svg:y2="11cm" draw:start-shape="id21" draw:start-glue-point="6" draw:end-shape="id16" draw:end-glue-point="4" svg:d="M10500 10000v1000" svg:viewBox="0 0 1 1001">
          <text:p/>
        </draw:connector>
        <draw:custom-shape draw:style-name="gr2" draw:text-style-name="P4" xml:id="id25" draw:id="id25" draw:layer="layout" svg:width="6cm" svg:height="1cm" svg:x="11cm" svg:y="15cm">
          <draw:glue-point draw:id="12" svg:x="-0.833cm" svg:y="-5cm"/>
          <draw:glue-point draw:id="13" svg:x="0.833cm" svg:y="-5cm"/>
          <text:p text:style-name="P3"><text:span text:style-name="T2">display_set_brightness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5" draw:layer="layout" draw:line-skew="-0.201cm" svg:x1="4.5cm" svg:y1="14cm" svg:x2="6.501cm" svg:y2="15cm" draw:start-shape="id24" draw:start-glue-point="6" draw:end-shape="id18" draw:end-glue-point="12" svg:d="M4500 14000v300h2001v700" svg:viewBox="0 0 2002 1001">
          <text:p/>
        </draw:connector>
        <draw:connector draw:style-name="gr3" draw:text-style-name="P5" draw:layer="layout" draw:line-skew="-0.201cm" svg:x1="10.5cm" svg:y1="14cm" svg:x2="7.499cm" svg:y2="15cm" draw:start-shape="id17" draw:start-glue-point="6" draw:end-shape="id18" draw:end-glue-point="13" svg:d="M10500 14000v300h-3001v700" svg:viewBox="0 0 3002 1001">
          <text:p/>
        </draw:connector>
        <draw:connector draw:style-name="gr3" draw:text-style-name="P5" draw:layer="layout" svg:x1="14cm" svg:y1="16cm" svg:x2="13cm" svg:y2="17.5cm" draw:start-shape="id25" draw:start-glue-point="8" draw:end-shape="id19" draw:end-glue-point="7" svg:d="M14000 16000v1500h-1000" svg:viewBox="0 0 1001 1501">
          <text:p/>
        </draw:connector>
        <draw:custom-shape draw:style-name="gr1" draw:text-style-name="P2" xml:id="id26" draw:id="id26" draw:layer="layout" svg:width="5cm" svg:height="1cm" svg:x="11cm" svg:y="4cm">
          <draw:glue-point draw:id="8" svg:x="-1cm" svg:y="-5cm"/>
          <draw:glue-point draw:id="9" svg:x="1cm" svg:y="-5cm"/>
          <text:p text:style-name="P1"><text:span text:style-name="T1">input_browser_canv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5" draw:layer="layout" svg:x1="13.5cm" svg:y1="5cm" svg:x2="11cm" svg:y2="9cm" draw:start-shape="id26" draw:start-glue-point="6" draw:end-shape="id21" draw:end-glue-point="9" svg:d="M13500 5000v2001h-2500v1999" svg:viewBox="0 0 2501 4001">
          <text:p/>
        </draw:connector>
        <draw:custom-shape draw:style-name="gr4" draw:text-style-name="P7" draw:layer="layout" svg:width="19cm" svg:height="2cm" svg:x="1cm" svg:y="1cm">
          <text:p text:style-name="P6">Pixel-based display</text:p>
          <draw:enhanced-geometry svg:viewBox="0 0 21600 21600" draw:type="rectangle" draw:enhanced-path="M 0 0 L 21600 0 21600 21600 0 21600 0 0 Z N"/>
        </draw:custom-shape>
      </draw:page>
      <draw:page draw:name="Character-on-pixel display" draw:style-name="dp1" draw:master-page-name="Default">
        <draw:custom-shape draw:style-name="gr1" draw:text-style-name="P2" xml:id="id28" draw:id="id28" draw:layer="layout" svg:width="5cm" svg:height="1cm" svg:x="8cm" svg:y="23cm">
          <draw:glue-point draw:id="8" svg:x="-1cm" svg:y="-5cm"/>
          <draw:glue-point draw:id="9" svg:x="1cm" svg:y="-5cm"/>
          <text:p text:style-name="P1"><text:span text:style-name="T1">display_output_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6" draw:id="id36" draw:layer="layout" svg:width="5cm" svg:height="1cm" svg:x="2cm" svg:y="17cm">
          <draw:glue-point draw:id="8" svg:x="-1cm" svg:y="-5cm"/>
          <draw:glue-point draw:id="9" svg:x="1cm" svg:y="-5cm"/>
          <text:p text:style-name="P1"><text:span text:style-name="T1">display_char_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7" draw:id="id37" draw:layer="layout" svg:width="5cm" svg:height="1cm" svg:x="14cm" svg:y="17cm">
          <draw:glue-point draw:id="8" svg:x="-1cm" svg:y="-5cm"/>
          <draw:glue-point draw:id="9" svg:x="1cm" svg:y="-5cm"/>
          <text:p text:style-name="P1"><text:span text:style-name="T1">display_quirk_flags_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8" draw:id="id38" draw:layer="layout" svg:width="5cm" svg:height="1cm" svg:x="2cm" svg:y="23cm">
          <draw:glue-point draw:id="8" svg:x="-1cm" svg:y="-5cm"/>
          <draw:glue-point draw:id="9" svg:x="1cm" svg:y="-5cm"/>
          <text:p text:style-name="P1"><text:span text:style-name="T1">prev_display_output_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1" draw:id="id31" draw:layer="layout" svg:width="5cm" svg:height="1cm" svg:x="8cm" svg:y="7cm">
          <draw:glue-point draw:id="8" svg:x="-1cm" svg:y="-5cm"/>
          <draw:glue-point draw:id="9" svg:x="1cm" svg:y="-5cm"/>
          <text:p text:style-name="P1"><text:span text:style-name="T1">display_text_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27" draw:id="id27" draw:layer="layout" svg:width="6cm" svg:height="1cm" svg:x="7.5cm" svg:y="21cm">
          <draw:glue-point draw:id="12" svg:x="-0.833cm" svg:y="-5cm"/>
          <draw:glue-point draw:id="13" svg:x="0.833cm" svg:y="-5cm"/>
          <draw:glue-point draw:id="14" svg:x="1.666cm" svg:y="-5cm"/>
          <draw:glue-point draw:id="15" svg:x="-1.666cm" svg:y="-5cm"/>
          <text:p text:style-name="P3"><text:span text:style-name="T2">display_buffers_to_out_buf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5" draw:layer="layout" svg:x1="10.5cm" svg:y1="22cm" svg:x2="10.5cm" svg:y2="23cm" draw:start-shape="id27" draw:start-glue-point="8" draw:end-shape="id28" draw:end-glue-point="4" svg:d="M10500 22000v1000" svg:viewBox="0 0 1 1001">
          <text:p/>
        </draw:connector>
        <draw:custom-shape draw:style-name="gr2" draw:text-style-name="P4" xml:id="id29" draw:id="id29" draw:layer="layout" svg:width="6cm" svg:height="1cm" svg:x="4cm" svg:y="25cm">
          <draw:glue-point draw:id="12" svg:x="-0.833cm" svg:y="-5cm"/>
          <draw:glue-point draw:id="13" svg:x="0.833cm" svg:y="-5cm"/>
          <text:p text:style-name="P3"><text:span text:style-name="T2">display_render_frame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30" draw:id="id30" draw:layer="layout" svg:width="5cm" svg:height="1cm" svg:x="8cm" svg:y="27cm">
          <draw:glue-point draw:id="8" svg:x="-1cm" svg:y="-5cm"/>
          <draw:glue-point draw:id="9" svg:x="1cm" svg:y="-5cm"/>
          <text:p text:style-name="P1"><text:span text:style-name="T1">Outpu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5" draw:layer="layout" svg:x1="7cm" svg:y1="26cm" svg:x2="8cm" svg:y2="27.5cm" draw:start-shape="id29" draw:start-glue-point="8" draw:end-shape="id30" draw:end-glue-point="5" svg:d="M7000 26000v1500h1000" svg:viewBox="0 0 1001 1501">
          <text:p/>
        </draw:connector>
        <draw:custom-shape draw:style-name="gr2" draw:text-style-name="P4" xml:id="id32" draw:id="id32" draw:layer="layout" svg:width="6cm" svg:height="1cm" svg:x="7.5cm" svg:y="9cm">
          <draw:glue-point draw:id="12" svg:x="-0.833cm" svg:y="-5cm"/>
          <draw:glue-point draw:id="13" svg:x="0.833cm" svg:y="-5cm"/>
          <text:p text:style-name="P3"><text:span text:style-name="T2">buffer_textbuf_to_charbuf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5" draw:layer="layout" svg:x1="10.5cm" svg:y1="8cm" svg:x2="10.5cm" svg:y2="9cm" draw:start-shape="id31" draw:start-glue-point="6" draw:end-shape="id32" draw:end-glue-point="4" svg:d="M10500 8000v1000" svg:viewBox="0 0 1 1001">
          <text:p/>
        </draw:connector>
        <draw:custom-shape draw:style-name="gr1" draw:text-style-name="P2" xml:id="id34" draw:id="id34" draw:layer="layout" svg:width="5cm" svg:height="1cm" svg:x="8cm" svg:y="4cm">
          <draw:glue-point draw:id="8" svg:x="-1cm" svg:y="-5cm"/>
          <draw:glue-point draw:id="9" svg:x="1cm" svg:y="-5cm"/>
          <text:p text:style-name="P1"><text:span text:style-name="T1">input_browser_canv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3" draw:id="id33" draw:layer="layout" svg:width="5cm" svg:height="1cm" svg:x="2cm" svg:y="4cm">
          <draw:glue-point draw:id="8" svg:x="-1cm" svg:y="-5cm"/>
          <draw:glue-point draw:id="9" svg:x="1cm" svg:y="-5cm"/>
          <text:p text:style-name="P1"><text:span text:style-name="T1">input_telegram_b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5" draw:id="id35" draw:layer="layout" svg:width="5cm" svg:height="1cm" svg:x="14cm" svg:y="4cm">
          <draw:glue-point draw:id="8" svg:x="-1cm" svg:y="-5cm"/>
          <draw:glue-point draw:id="9" svg:x="1cm" svg:y="-5cm"/>
          <text:p text:style-name="P1"><text:span text:style-name="T1">input_remote_po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5" draw:layer="layout" svg:x1="4.5cm" svg:y1="5cm" svg:x2="10cm" svg:y2="7cm" draw:start-shape="id33" draw:start-glue-point="6" draw:end-shape="id31" draw:end-glue-point="8" svg:d="M4500 5000v1001h5500v999" svg:viewBox="0 0 5501 2001">
          <text:p/>
        </draw:connector>
        <draw:connector draw:style-name="gr3" draw:text-style-name="P5" draw:layer="layout" svg:x1="10.5cm" svg:y1="5cm" svg:x2="10.5cm" svg:y2="7cm" draw:start-shape="id34" draw:start-glue-point="6" draw:end-shape="id31" draw:end-glue-point="4" svg:d="M10500 5000v2000" svg:viewBox="0 0 1 2001">
          <text:p/>
        </draw:connector>
        <draw:connector draw:style-name="gr3" draw:text-style-name="P5" draw:layer="layout" svg:x1="16.5cm" svg:y1="5cm" svg:x2="11cm" svg:y2="7cm" draw:start-shape="id35" draw:start-glue-point="6" draw:end-shape="id31" draw:end-glue-point="9" svg:d="M16500 5000v1001h-5500v999" svg:viewBox="0 0 5501 2001">
          <text:p/>
        </draw:connector>
        <draw:connector draw:style-name="gr3" draw:text-style-name="P5" draw:layer="layout" draw:line-skew="-3.201cm" svg:x1="8.378cm" svg:y1="9.854cm" svg:x2="2cm" svg:y2="17.5cm" draw:start-shape="id32" draw:start-glue-point="7" draw:end-shape="id36" draw:end-glue-point="5" svg:d="M8378 9854v446h-6904v7200h526" svg:viewBox="0 0 6905 7647">
          <text:p/>
        </draw:connector>
        <draw:connector draw:style-name="gr3" draw:text-style-name="P5" draw:layer="layout" draw:line-skew="-3.201cm" svg:x1="12.622cm" svg:y1="9.854cm" svg:x2="19cm" svg:y2="17.5cm" draw:start-shape="id32" draw:start-glue-point="9" draw:end-shape="id37" draw:end-glue-point="7" svg:d="M12622 9854v446h6904v7200h-526" svg:viewBox="0 0 6905 7647">
          <text:p/>
        </draw:connector>
        <draw:connector draw:style-name="gr3" draw:text-style-name="P5" draw:layer="layout" draw:line-skew="-1.001cm" svg:x1="4.5cm" svg:y1="18cm" svg:x2="9.501cm" svg:y2="21cm" draw:start-shape="id36" draw:start-glue-point="6" draw:end-shape="id27" draw:end-glue-point="15" svg:d="M4500 18000v500h5001v2500" svg:viewBox="0 0 5002 3001">
          <text:p/>
        </draw:connector>
        <draw:connector draw:style-name="gr3" draw:text-style-name="P5" draw:layer="layout" draw:line-skew="-1.001cm" svg:x1="16.5cm" svg:y1="18cm" svg:x2="10.999cm" svg:y2="21cm" draw:start-shape="id37" draw:start-glue-point="6" draw:end-shape="id27" draw:end-glue-point="13" svg:d="M16500 18000v500h-5501v2500" svg:viewBox="0 0 5502 3001">
          <text:p/>
        </draw:connector>
        <draw:custom-shape draw:style-name="gr2" draw:text-style-name="P4" xml:id="id39" draw:id="id39" draw:layer="layout" svg:width="6cm" svg:height="1cm" svg:x="11cm" svg:y="25cm">
          <draw:glue-point draw:id="12" svg:x="-0.833cm" svg:y="-5cm"/>
          <draw:glue-point draw:id="13" svg:x="0.833cm" svg:y="-5cm"/>
          <text:p text:style-name="P3"><text:span text:style-name="T2">display_set_brightness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5" draw:layer="layout" draw:line-skew="-0.201cm" svg:x1="4.5cm" svg:y1="24cm" svg:x2="6.501cm" svg:y2="25cm" draw:start-shape="id38" draw:start-glue-point="6" draw:end-shape="id29" draw:end-glue-point="12" svg:d="M4500 24000v300h2001v700" svg:viewBox="0 0 2002 1001">
          <text:p/>
        </draw:connector>
        <draw:connector draw:style-name="gr3" draw:text-style-name="P5" draw:layer="layout" draw:line-skew="-0.201cm" svg:x1="10.5cm" svg:y1="24cm" svg:x2="7.499cm" svg:y2="25cm" draw:start-shape="id28" draw:start-glue-point="6" draw:end-shape="id29" draw:end-glue-point="13" svg:d="M10500 24000v300h-3001v700" svg:viewBox="0 0 3002 1001">
          <text:p/>
        </draw:connector>
        <draw:connector draw:style-name="gr3" draw:text-style-name="P5" draw:layer="layout" svg:x1="14cm" svg:y1="26cm" svg:x2="13cm" svg:y2="27.5cm" draw:start-shape="id39" draw:start-glue-point="8" draw:end-shape="id30" draw:end-glue-point="7" svg:d="M14000 26000v1500h-1000" svg:viewBox="0 0 1001 1501">
          <text:p/>
        </draw:connector>
        <draw:custom-shape draw:style-name="gr4" draw:text-style-name="P9" draw:layer="layout" svg:width="19cm" svg:height="2cm" svg:x="1cm" svg:y="1cm">
          <text:p text:style-name="P8"><text:span text:style-name="T3">Character-on-pixel displa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4" draw:id="id44" draw:layer="layout" svg:width="5cm" svg:height="1cm" svg:x="2cm" svg:y="15cm">
          <draw:glue-point draw:id="8" svg:x="-1cm" svg:y="-5cm"/>
          <draw:glue-point draw:id="9" svg:x="1cm" svg:y="-5cm"/>
          <text:p text:style-name="P1"><text:span text:style-name="T1">Fo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40" draw:id="id40" draw:layer="layout" svg:width="5cm" svg:height="1cm" svg:x="5cm" svg:y="11cm">
          <draw:glue-point draw:id="8" svg:x="-1cm" svg:y="-5cm"/>
          <draw:glue-point draw:id="9" svg:x="1cm" svg:y="-5cm"/>
          <text:p text:style-name="P1"><text:span text:style-name="T1">input_artn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8" draw:id="id48" draw:layer="layout" svg:width="5cm" svg:height="1cm" svg:x="2cm" svg:y="13cm">
          <draw:glue-point draw:id="8" svg:x="-1cm" svg:y="-5cm"/>
          <draw:glue-point draw:id="9" svg:x="1cm" svg:y="-5cm"/>
          <text:p text:style-name="P1"><text:span text:style-name="T1">input_tpm2n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3" draw:id="id43" draw:layer="layout" svg:width="5cm" svg:height="1cm" svg:x="14cm" svg:y="13cm">
          <draw:glue-point draw:id="8" svg:x="-1cm" svg:y="-5cm"/>
          <draw:glue-point draw:id="9" svg:x="1cm" svg:y="-5cm"/>
          <text:p text:style-name="P1"><text:span text:style-name="T1">input_remote_po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1" draw:id="id41" draw:layer="layout" svg:width="5cm" svg:height="1cm" svg:x="8cm" svg:y="15cm">
          <draw:glue-point draw:id="8" svg:x="-1cm" svg:y="-5cm"/>
          <draw:glue-point draw:id="9" svg:x="1cm" svg:y="-5cm"/>
          <draw:glue-point draw:id="10" svg:x="-2cm" svg:y="-5cm"/>
          <draw:glue-point draw:id="11" svg:x="2cm" svg:y="-5cm"/>
          <text:p text:style-name="P1"><text:span text:style-name="T1">display_pixel_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2" draw:id="id42" draw:layer="layout" svg:width="5cm" svg:height="1cm" svg:x="11cm" svg:y="11cm">
          <draw:glue-point draw:id="8" svg:x="-1cm" svg:y="-5cm"/>
          <draw:glue-point draw:id="9" svg:x="1cm" svg:y="-5cm"/>
          <text:p text:style-name="P1"><text:span text:style-name="T1">input_browser_canv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5" draw:layer="layout" svg:x1="7.5cm" svg:y1="12cm" svg:x2="10cm" svg:y2="15cm" draw:start-shape="id40" draw:start-glue-point="6" draw:end-shape="id41" draw:end-glue-point="8" svg:d="M7500 12000v1501h2500v1499" svg:viewBox="0 0 2501 3001">
          <text:p/>
        </draw:connector>
        <draw:connector draw:style-name="gr3" draw:text-style-name="P5" draw:layer="layout" svg:x1="13.5cm" svg:y1="12cm" svg:x2="11cm" svg:y2="15cm" draw:start-shape="id42" draw:start-glue-point="6" draw:end-shape="id41" draw:end-glue-point="9" svg:d="M13500 12000v1501h-2500v1499" svg:viewBox="0 0 2501 3001">
          <text:p/>
        </draw:connector>
        <draw:connector draw:style-name="gr3" draw:text-style-name="P5" draw:layer="layout" draw:line-skew="-2.226cm 4.125cm -0.175cm" svg:x1="16.5cm" svg:y1="14cm" svg:x2="11.5cm" svg:y2="15cm" draw:start-shape="id43" draw:start-glue-point="6" draw:end-shape="id41" draw:end-glue-point="11" svg:d="M16500 14000v300h-4901-99v700" svg:viewBox="0 0 5001 1001">
          <text:p/>
        </draw:connector>
        <draw:connector draw:style-name="gr3" draw:text-style-name="P5" draw:layer="layout" draw:line-skew="-2.001cm" svg:x1="4.5cm" svg:y1="16cm" svg:x2="10.001cm" svg:y2="21cm" draw:start-shape="id44" draw:start-glue-point="6" draw:end-shape="id27" draw:end-glue-point="12" svg:d="M4500 16000v500h5501v4500" svg:viewBox="0 0 5502 5001">
          <text:p/>
        </draw:connector>
        <draw:connector draw:style-name="gr3" draw:text-style-name="P5" draw:layer="layout" svg:x1="10.5cm" svg:y1="16cm" svg:x2="10.5cm" svg:y2="21cm" draw:start-shape="id41" draw:start-glue-point="6" draw:end-shape="id27" draw:end-glue-point="4" svg:d="M10500 16000v5000" svg:viewBox="0 0 1 5001">
          <text:p/>
        </draw:connector>
        <draw:custom-shape draw:style-name="gr5" draw:text-style-name="P4" xml:id="id47" draw:id="id47" draw:layer="layout" svg:width="4cm" svg:height="1cm" svg:x="14.5cm" svg:y="15cm">
          <draw:glue-point draw:id="12" svg:x="-0.833cm" svg:y="-5cm"/>
          <draw:glue-point draw:id="13" svg:x="0.833cm" svg:y="-5cm"/>
          <text:p text:style-name="P3"><text:span text:style-name="T2">Shader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46" draw:id="id46" draw:layer="layout" svg:width="5cm" svg:height="1cm" svg:x="14cm" svg:y="19cm">
          <draw:glue-point draw:id="8" svg:x="-1cm" svg:y="-5cm"/>
          <draw:glue-point draw:id="9" svg:x="1cm" svg:y="-5cm"/>
          <text:p text:style-name="P1"><text:span text:style-name="T1">Mapping: Phys. &gt; Segme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45" draw:id="id45" draw:layer="layout" svg:width="5cm" svg:height="1cm" svg:x="2cm" svg:y="19cm">
          <draw:glue-point draw:id="8" svg:x="-1cm" svg:y="-5cm"/>
          <draw:glue-point draw:id="9" svg:x="1cm" svg:y="-5cm"/>
          <text:p text:style-name="P1"><text:span text:style-name="T1">Mapping: Phys. &gt; Bitma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5" draw:layer="layout" svg:x1="4.5cm" svg:y1="20cm" svg:x2="7.5cm" svg:y2="21.5cm" draw:start-shape="id45" draw:start-glue-point="6" draw:end-shape="id27" draw:end-glue-point="6" svg:d="M4500 20000v1500h3000" svg:viewBox="0 0 3001 1501">
          <text:p/>
        </draw:connector>
        <draw:connector draw:style-name="gr3" draw:text-style-name="P5" draw:layer="layout" svg:x1="14cm" svg:y1="19.5cm" svg:x2="11.499cm" svg:y2="21cm" draw:start-shape="id46" draw:start-glue-point="5" draw:end-shape="id27" draw:end-glue-point="14" svg:d="M14000 19500h-2501v1500" svg:viewBox="0 0 2502 1501">
          <text:p/>
        </draw:connector>
        <draw:connector draw:style-name="gr3" draw:text-style-name="P5" draw:layer="layout" svg:x1="14.5cm" svg:y1="15.5cm" svg:x2="13cm" svg:y2="15.5cm" draw:start-shape="id47" draw:start-glue-point="6" draw:end-shape="id41" draw:end-glue-point="7" svg:d="M14500 15500h-1500" svg:viewBox="0 0 1501 1">
          <text:p/>
        </draw:connector>
        <draw:connector draw:style-name="gr3" draw:text-style-name="P5" draw:layer="layout" draw:line-skew="0.274cm" svg:x1="19cm" svg:y1="19.5cm" svg:x2="18.5cm" svg:y2="15.5cm" draw:start-shape="id46" draw:start-glue-point="7" draw:end-shape="id47" draw:end-glue-point="10" svg:d="M19000 19500h800v-4000h-1300" svg:viewBox="0 0 1301 4001">
          <text:p/>
        </draw:connector>
        <draw:connector draw:style-name="gr3" draw:text-style-name="P5" draw:layer="layout" draw:line-skew="-0.226cm 3.026cm 1.825cm" svg:x1="4.5cm" svg:y1="14cm" svg:x2="9.5cm" svg:y2="15cm" draw:start-shape="id48" draw:start-glue-point="6" draw:end-shape="id41" draw:end-glue-point="10" svg:d="M4500 14000v300h5000v700" svg:viewBox="0 0 500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14T21:15:48.428000000</meta:creation-date>
    <dc:date>2024-05-27T01:23:27.397000000</dc:date>
    <meta:editing-duration>P1DT1H21M30S</meta:editing-duration>
    <meta:editing-cycles>18</meta:editing-cycles>
    <meta:generator>LibreOffice/7.5.1.2$Windows_X86_64 LibreOffice_project/fcbaee479e84c6cd81291587d2ee68cba099e129</meta:generator>
    <meta:document-statistic meta:object-count="99"/>
  </office:meta>
</office:document-meta>
</file>